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899" officeooo:paragraph-rsid="00069899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899" officeooo:paragraph-rsid="0006989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127622" fo:font-weight="bold" officeooo:rsid="00069899" officeooo:paragraph-rsid="00069899" style:font-weight-asian="bold" style:font-weight-complex="bold"/>
    </style:style>
    <style:style style:name="P4" style:family="paragraph" style:parent-style-name="Standard">
      <style:text-properties fo:color="#127622" fo:font-weight="bold" officeooo:rsid="00069899" officeooo:paragraph-rsid="0006f650" style:font-weight-asian="bold" style:font-weight-complex="bold"/>
    </style:style>
    <style:style style:name="P5" style:family="paragraph" style:parent-style-name="Standard">
      <style:text-properties fo:color="#127622" fo:font-weight="bold" officeooo:rsid="0006f650" officeooo:paragraph-rsid="0006f650" style:font-weight-asian="bold" style:font-weight-complex="bold"/>
    </style:style>
    <style:style style:name="P6" style:family="paragraph" style:parent-style-name="Standard">
      <style:text-properties fo:color="#127622" fo:font-weight="bold" officeooo:rsid="0008de72" officeooo:paragraph-rsid="0008de72" style:font-weight-asian="bold" style:font-weight-complex="bold"/>
    </style:style>
    <style:style style:name="P7" style:family="paragraph" style:parent-style-name="Standard">
      <style:text-properties officeooo:rsid="0008de72" officeooo:paragraph-rsid="0008de72"/>
    </style:style>
    <style:style style:name="P8" style:family="paragraph" style:parent-style-name="Standard">
      <style:text-properties officeooo:rsid="000ad8f1" officeooo:paragraph-rsid="000ad8f1"/>
    </style:style>
    <style:style style:name="P9" style:family="paragraph" style:parent-style-name="Standard">
      <style:text-properties fo:font-size="14pt" fo:font-weight="bold" officeooo:rsid="000ad8f1" officeooo:paragraph-rsid="000ad8f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8de72" officeooo:paragraph-rsid="0008de7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69899" officeooo:paragraph-rsid="00069899" style:font-size-asian="14pt" style:font-weight-asian="bold" style:font-size-complex="14pt" style:font-weight-complex="bold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officeooo:rsid="0006f6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anjaro</text:p>
      <text:p text:style-name="P2">Snap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O que é o Snap</text:p>
      <text:p text:style-name="P8"/>
      <text:p text:style-name="P8">Você pode ver os aplicativos empacotados disponíveis na snapcraft:</text:p>
      <text:p text:style-name="P8"/>
      <text:p text:style-name="P8">https://snapcraft.io/store</text:p>
      <text:p text:style-name="P7"/>
      <text:p text:style-name="P10">Instalação</text:p>
      <text:p text:style-name="P7"/>
      <text:p text:style-name="P7">Em principio o snap já vem instalado na versão 5.2 do manjaro. Mas de qualquer forma, ele pode ser instalado pela linha de comando assim:</text:p>
      <text:p text:style-name="P7"/>
      <text:p text:style-name="P6">sudo pacman -S snapd</text:p>
      <text:p text:style-name="P7"/>
      <text:p text:style-name="P7">Uma vez instalado, o sistema de gerenciamento de comunicação do snap com o sistema principal precisa ser habilitado:</text:p>
      <text:p text:style-name="P7"/>
      <text:p text:style-name="P6">sudo systemctl enable --now snapd.socket</text:p>
      <text:p text:style-name="P7"/>
      <text:p text:style-name="P7">Para habilitar o suporte padrão do snap é necessário criar um link simbolico:</text:p>
      <text:p text:style-name="P7"/>
      <text:p text:style-name="P6">sudo ln -s /var/lib/snapd/snap /snap</text:p>
      <text:p text:style-name="P7"/>
      <text:p text:style-name="P1"/>
      <text:p text:style-name="P11">Comandos</text:p>
      <text:p text:style-name="P1"/>
      <text:p text:style-name="P1">Para localizar um pacote espefico empacotado com o snap:</text:p>
      <text:p text:style-name="P1"/>
      <text:p text:style-name="P3">snap find nome_do_pacote</text:p>
      <text:p text:style-name="P1"/>
      <text:p text:style-name="P1">Para instalar um pacote com o snap:</text:p>
      <text:p text:style-name="P1"/>
      <text:p text:style-name="P3">sudo snap install nome_do_pacote</text:p>
      <text:p text:style-name="P1"/>
      <text:p text:style-name="P1"><text:span text:style-name="T1">IMPORTANTE</text:span>: Os pacotes do snap não serão instalados na raiz do linux mas sim no seu diretório home/snap. Quando você inicia um terminal pelo menu principal automaticamente ele está setado para o diretório home.</text:p>
      <text:p text:style-name="P1"/>
      <text:p text:style-name="P1">Para atualizar um pacote snap já instalado para uma versão mais recente:</text:p>
      <text:p text:style-name="P1"/>
      <text:p text:style-name="P3">sudo snap refresh nome_do_pacote</text:p>
      <text:p text:style-name="P1"/>
      <text:p text:style-name="P1">Para saber quais os pacotes instalados com snap você possui:</text:p>
      <text:p text:style-name="P1"/>
      <text:p text:style-name="P4"><text:span text:style-name="T2">sudo </text:span>snap <text:span text:style-name="T2">list</text:span></text:p>
      <text:p text:style-name="P1"/>
      <text:p text:style-name="P1">Para remover um pacote instalado com snap:</text:p>
      <text:p text:style-name="P1"/>
      <text:p text:style-name="P4"><text:span text:style-name="T2">sudo </text:span>snap <text:span text:style-name="T2">remove</text:span> nome_do_pacote</text:p>
      <text:p text:style-name="P1"><text:soft-page-break/></text:p>
      <text:p text:style-name="P1">Para mais informações sobre o snap:</text:p>
      <text:p text:style-name="P1"/>
      <text:p text:style-name="P5">man snap</text:p>
      <text:p text:style-name="P1"/>
      <text:p text:style-name="P1"/>
      <text:p text:style-name="P9">Referencias</text:p>
      <text:p text:style-name="P8"/>
      <text:p text:style-name="P8">Retirado de: <text:a xlink:type="simple" xlink:href="https://sempreupdate.com.br/como-utilizar-os-pacotes-snap-no-linux-comandos/" text:style-name="Internet_20_link" text:visited-style-name="Visited_20_Internet_20_Link">https://sempreupdate.com.br/como-utilizar-os-pacotes-snap-no-linux-comandos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20:35:38.207737183</meta:creation-date>
    <meta:generator>LibreOffice/6.2.7.1$Linux_X86_64 LibreOffice_project/20$Build-1</meta:generator>
    <dc:date>2019-10-12T22:29:41.643006009</dc:date>
    <meta:editing-duration>PT23M7S</meta:editing-duration>
    <meta:editing-cycles>4</meta:editing-cycles>
    <meta:document-statistic meta:table-count="0" meta:image-count="0" meta:object-count="0" meta:page-count="3" meta:paragraph-count="28" meta:word-count="199" meta:character-count="1312" meta:non-whitespace-character-count="1142"/>
  </office:meta>
</office:document-meta>
</file>